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en" fo:country="US" fo:font-weight="bold" officeooo:rsid="000a31bc" officeooo:paragraph-rsid="0013350d" style:font-weight-asian="bold" style:font-weight-complex="bold"/>
    </style:style>
    <style:style style:name="P2" style:family="paragraph" style:parent-style-name="Text_20_body">
      <style:text-properties fo:language="en" fo:country="US" fo:font-weight="bold" officeooo:rsid="000a31bc" officeooo:paragraph-rsid="0013350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 officeooo:rsid="000a31bc" officeooo:paragraph-rsid="0013350d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13350d" officeooo:paragraph-rsid="0013350d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0ac540" officeooo:paragraph-rsid="0013350d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146ee8" officeooo:paragraph-rsid="00146ee8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28206c" officeooo:paragraph-rsid="0028206c"/>
    </style:style>
    <style:style style:name="P8" style:family="paragraph" style:parent-style-name="Heading_20_1">
      <style:text-properties fo:language="en" fo:country="US" officeooo:rsid="0011cdbd" officeooo:paragraph-rsid="0011cdbd"/>
    </style:style>
    <style:style style:name="P9" style:family="paragraph" style:parent-style-name="Text_20_body" style:list-style-name="L1">
      <style:text-properties fo:language="en" fo:country="US" officeooo:rsid="00168b77" officeooo:paragraph-rsid="00168b77"/>
    </style:style>
    <style:style style:name="P10" style:family="paragraph" style:parent-style-name="Text_20_body" style:list-style-name="L1">
      <style:text-properties fo:language="en" fo:country="US" officeooo:rsid="00182714" officeooo:paragraph-rsid="00182714"/>
    </style:style>
    <style:style style:name="P11" style:family="paragraph" style:parent-style-name="Text_20_body">
      <style:text-properties fo:language="en" fo:country="US" fo:font-weight="bold" officeooo:rsid="0011404a" officeooo:paragraph-rsid="00146ee8" style:font-weight-asian="bold" style:font-weight-complex="bold"/>
    </style:style>
    <style:style style:name="P12" style:family="paragraph" style:parent-style-name="Text_20_body">
      <style:text-properties fo:language="en" fo:country="US" fo:font-weight="bold" officeooo:rsid="0028df1a" officeooo:paragraph-rsid="0028df1a" style:font-weight-asian="bold" style:font-weight-complex="bold"/>
    </style:style>
    <style:style style:name="T1" style:family="text">
      <style:text-properties officeooo:rsid="0013350d"/>
    </style:style>
    <style:style style:name="T2" style:family="text">
      <style:text-properties officeooo:rsid="0026cb93"/>
    </style:style>
    <style:style style:name="T3" style:family="text">
      <style:text-properties officeooo:rsid="0028206c"/>
    </style:style>
    <style:style style:name="T4" style:family="text">
      <style:text-properties officeooo:rsid="0028d62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4">WIP: </text:span>CAN <text:span text:style-name="T2">SID messages used on the Dash-35B</text:span></text:h>
      <text:list xml:id="list3129272774" text:style-name="L1">
        <text:list-item>
          <text:p text:style-name="P9">Byte Order: Big Endian</text:p>
        </text:list-item>
        <text:list-item>
          <text:p text:style-name="P10">CAN Baud Rate: 500 kHz</text:p>
        </text:list-item>
      </text:list>
      <text:p text:style-name="P2">CAN-SID <text:span text:style-name="T3">20</text:span><text:span text:style-name="T1"> </text:span>(0x<text:span text:style-name="T3">14</text:span>)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">Byte</text:p>
          </table:table-cell>
          <table:table-cell table:style-name="Table8.A1" office:value-type="string">
            <text:p text:style-name="P1">Data</text:p>
          </table:table-cell>
          <table:table-cell table:style-name="Table8.A1" office:value-type="string">
            <text:p text:style-name="P1">Unit</text:p>
          </table:table-cell>
          <table:table-cell table:style-name="Table8.D1" office:value-type="string">
            <text:p text:style-name="P1">Scale</text:p>
          </table:table-cell>
        </table:table-row>
        <table:table-row>
          <table:table-cell table:style-name="Table8.A2" office:value-type="string">
            <text:p text:style-name="P3">B0 - B<text:span text:style-name="T3">1</text:span></text:p>
          </table:table-cell>
          <table:table-cell table:style-name="Table8.A2" office:value-type="string">
            <text:p text:style-name="P7">Battery SOC</text:p>
          </table:table-cell>
          <table:table-cell table:style-name="Table8.A2" office:value-type="string">
            <text:p text:style-name="P3">%</text:p>
          </table:table-cell>
          <table:table-cell table:style-name="Table8.D2" office:value-type="string">
            <text:p text:style-name="P3">10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3"/>
          </table:table-cell>
          <table:table-cell table:style-name="Table8.D2" office:value-type="string">
            <text:p text:style-name="P4"/>
          </table:table-cell>
        </table:table-row>
        <table:table-row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D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4"/>
          </table:table-cell>
          <table:table-cell table:style-name="Table8.D2" office:value-type="string">
            <text:p text:style-name="P4"/>
          </table:table-cell>
        </table:table-row>
      </table:table>
      <text:p text:style-name="P11"/>
      <text:p text:style-name="P12">TB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1:23:07.516079102</meta:creation-date>
    <dc:date>2025-10-23T15:25:15.915728361</dc:date>
    <meta:editing-duration>PT7H50M33S</meta:editing-duration>
    <meta:editing-cycles>29</meta:editing-cycles>
    <meta:generator>LibreOffice/7.3.7.2$Linux_X86_64 LibreOffice_project/30$Build-2</meta:generator>
    <meta:document-statistic meta:table-count="1" meta:image-count="0" meta:object-count="0" meta:page-count="1" meta:paragraph-count="13" meta:word-count="34" meta:character-count="146" meta:non-whitespace-character-count="127"/>
  </office:meta>
</office:document-meta>
</file>